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6">
      <style:text-properties officeooo:rsid="0013c768" officeooo:paragraph-rsid="0013c768"/>
    </style:style>
    <style:style style:name="P15" style:family="paragraph" style:parent-style-name="Text_20_body" style:list-style-name="L2">
      <style:text-properties officeooo:rsid="0013c768" officeooo:paragraph-rsid="0013c768"/>
    </style:style>
    <style:style style:name="P16" style:family="paragraph" style:parent-style-name="Text_20_body" style:list-style-name="L7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3c768"/>
    </style:style>
    <style:style style:name="P18" style:family="paragraph" style:parent-style-name="Standard" style:list-style-name="L1">
      <style:text-properties officeooo:rsid="00071ff5" officeooo:paragraph-rsid="00071ff5"/>
    </style:style>
    <style:style style:name="P19" style:family="paragraph" style:parent-style-name="Heading_20_1">
      <style:text-properties officeooo:rsid="000873dd" officeooo:paragraph-rsid="000873dd"/>
    </style:style>
    <style:style style:name="P20" style:family="paragraph" style:parent-style-name="Heading_20_2">
      <style:text-properties officeooo:rsid="000e0003" officeooo:paragraph-rsid="000e0003"/>
    </style:style>
    <style:style style:name="P21" style:family="paragraph" style:parent-style-name="Heading_20_2">
      <style:text-properties officeooo:rsid="001061af" officeooo:paragraph-rsid="001061af"/>
    </style:style>
    <style:style style:name="P22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18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18">++ Uses the new touch controllers!</text:p>
            </text:list-item>
            <text:list-item>
              <text:p text:style-name="P18">– Anyone who doesn’t have motion controllers will have a sub-par experience.</text:p>
            </text:list-item>
            <text:list-item>
              <text:p text:style-name="P18">++ Uses the theme!</text:p>
            </text:list-item>
            <text:list-item>
              <text:p text:style-name="P18">– Execution dependent, requires good graphics.</text:p>
            </text:list-item>
          </text:list>
        </text:list-item>
        <text:list-item>
          <text:p text:style-name="P18">Toy Car Racing: You are a toy car. Win races in some kid’s room. Sort of Need for Speed meets Toy Story.</text:p>
          <text:list>
            <text:list-item>
              <text:p text:style-name="P18">– Only technically follows the theme. Doesn’t really use it.</text:p>
            </text:list-item>
            <text:list-item>
              <text:p text:style-name="P18">++ Allows for some kind of high-scores system.</text:p>
            </text:list-item>
            <text:list-item>
              <text:p text:style-name="P18">++ Racing games are fun?</text:p>
            </text:list-item>
            <text:list-item>
              <text:p text:style-name="P18">– <text:span text:style-name="T2">Making AI for these would be difficult</text:span></text:p>
            </text:list-item>
          </text:list>
        </text:list-item>
        <text:list-item>
          <text:p text:style-name="P18">Toy War: You are a blue toy soldier. Defeat the red toy soldiers and dominate the bedroom!</text:p>
          <text:list>
            <text:list-item>
              <text:p text:style-name="P18">++ Fairly easy to make.</text:p>
            </text:list-item>
            <text:list-item>
              <text:p text:style-name="P18">– Somewhat uninspired</text:p>
            </text:list-item>
            <text:list-item>
              <text:p text:style-name="P18">++ Mostly follows the theme?</text:p>
            </text:list-item>
          </text:list>
        </text:list-item>
      </text:list>
      <text:p text:style-name="P7"/>
      <text:h text:style-name="P19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5">Plastic Regiment</text:p>
        </text:list-item>
        <text:list-item>
          <text:p text:style-name="P15">In the Plastic Army Now</text:p>
        </text:list-item>
        <text:list-item>
          <text:p text:style-name="P15"/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0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2" text:outline-level="2">Art Style</text:h>
      <text:list xml:id="list3017964186753048212" text:style-name="L7">
        <text:list-item>
          <text:p text:style-name="P16">Blocky, semi-realistic</text:p>
        </text:list-item>
      </text:list>
      <text:h text:style-name="P21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4">Soldier model (look like an action figure)</text:p>
        </text:list-item>
        <text:list-item>
          <text:p text:style-name="P14">Weapon models (3 colors of plastic)</text:p>
        </text:list-item>
        <text:list-item>
          <text:p text:style-name="P14">In-game UI (ammo count, selected weapon)</text:p>
        </text:list-item>
        <text:list-item>
          <text:p text:style-name="P14">Rocket model and trail</text:p>
        </text:list-item>
        <text:list-item>
          <text:p text:style-name="P14">Cherry bomb model</text:p>
        </text:list-item>
        <text:list-item>
          <text:p text:style-name="P14">Explosions</text:p>
        </text:list-item>
        <text:list-item>
          <text:p text:style-name="P14">Furniture models for Easy Room</text:p>
        </text:list-item>
        <text:list-item>
          <text:p text:style-name="P14"><text:soft-page-break/>Title screen</text:p>
        </text:list-item>
        <text:list-item>
          <text:p text:style-name="P14">Win screen</text:p>
        </text:list-item>
        <text:list-item>
          <text:p text:style-name="P14">Lose screen</text:p>
        </text:list-item>
        <text:list-item>
          <text:p text:style-name="P14">Medium Room</text:p>
        </text:list-item>
        <text:list-item>
          <text:p text:style-name="P14">Hard Room</text:p>
        </text:list-item>
      </text:list>
      <text:h text:style-name="P22" text:outline-level="2">Tomorrow TODO</text:h>
      <text:list xml:id="list4584029431693721126" text:style-name="L8">
        <text:list-item>
          <text:p text:style-name="P17">Sound</text:p>
        </text:list-item>
        <text:list-item>
          <text:p text:style-name="P17">Music</text:p>
        </text:list-item>
        <text:list-item>
          <text:p text:style-name="P17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0T19:31:59.386000000</dc:date>
    <meta:editing-duration>PT10H17S</meta:editing-duration>
    <meta:editing-cycles>7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0" meta:word-count="470" meta:character-count="2492" meta:non-whitespace-character-count="2123"/>
  </office:meta>
</office:document-meta>
</file>